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419cm"/>
        </style:tab-stops>
      </style:paragraph-properties>
      <style:text-properties style:font-name="Carlit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4.419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.419cm"/>
        </style:tab-stops>
      </style:paragraph-properties>
      <style:text-properties style:font-name="Carlito"/>
    </style:style>
    <style:style style:name="P4" style:family="paragraph" style:parent-style-name="Standard">
      <style:paragraph-properties>
        <style:tab-stops>
          <style:tab-stop style:position="4.419cm"/>
        </style:tab-stops>
      </style:paragraph-properties>
      <style:text-properties style:font-name="Carlito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82cm" style:contextual-spacing="false" fo:line-height="116%">
        <style:tab-stops>
          <style:tab-stop style:position="4.419cm"/>
        </style:tab-stops>
      </style:paragraph-properties>
    </style:style>
    <style:style style:name="T1" style:family="text">
      <style:text-properties style:font-name="Carli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 you map a URL to a view in Django? </text:p>
      <text:p text:style-name="P2"><text:span text:style-name="Strong_20_Emphasis"><text:span text:style-name="T1">Answer:</text:span></text:span><text:span text:style-name="T1"><text:line-break/>To map a URL to a view, use the </text:span><text:span text:style-name="Source_20_Text"><text:span text:style-name="T1">urlpatterns</text:span></text:span><text:span text:style-name="T1"> list in the </text:span><text:span text:style-name="Source_20_Text"><text:span text:style-name="T1">urls.py</text:span></text:span><text:span text:style-name="T1"> file and use the </text:span><text:span text:style-name="Source_20_Text"><text:span text:style-name="T1">path()</text:span></text:span><text:span text:style-name="T1"> or </text:span><text:span text:style-name="Source_20_Text"><text:span text:style-name="T1">re_path()</text:span></text:span><text:span text:style-name="T1"> function. </text:span></text:p>
      <text:p text:style-name="P3"/>
      <text:p text:style-name="P4"># urls.py</text:p>
      <text:p text:style-name="P3">from django.urls import path</text:p>
      <text:p text:style-name="P3">from . import views</text:p>
      <text:p text:style-name="P3"/>
      <text:p text:style-name="P3">urlpatterns = [</text:p>
      <text:p text:style-name="P3"><text:s text:c="4"/>path('hello/', views.hello_view, name='hello'),</text:p>
      <text:p text:style-name="P3">]</text:p>
      <text:p text:style-name="P5"><text:span text:style-name="T1">This connects the URL </text:span><text:span text:style-name="Source_20_Text"><text:span text:style-name="T1">/hello/</text:span></text:span><text:span text:style-name="T1"> to the </text:span><text:span text:style-name="Source_20_Text"><text:span text:style-name="T1">hello_view</text:span></text:span><text:span text:style-name="T1"> fun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creation-date>2025-06-16T14:44:11.283074600</meta:creation-date>
    <meta:editing-duration>PT4M22S</meta:editing-duration>
    <meta:generator>LibreOffice/25.2.4.3$Windows_X86_64 LibreOffice_project/33e196637044ead23f5c3226cde09b47731f7e27</meta:generator>
    <dc:title>Carlito Default</dc:title>
    <dc:date>2025-06-23T16:37:10.059671800</dc:date>
    <meta:document-statistic meta:table-count="0" meta:image-count="0" meta:object-count="0" meta:page-count="1" meta:paragraph-count="9" meta:word-count="60" meta:character-count="341" meta:non-whitespace-character-count="28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